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52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2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8" office:value-type="string" calcext:value-type="string">
            <text:p>abcd.efghij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Unit</text:p>
          </table:table-cell>
          <table:table-cell table:style-name="ce4" office:value-type="string" calcext:value-type="string">
            <text:p>Duration</text:p>
          </table:table-cell>
          <table:table-cell table:style-name="ce1"/>
          <table:table-cell table:style-name="ce6" office:value-type="string" calcext:value-type="string">
            <text:p>Alt</text:p>
          </table:table-cell>
          <table:table-cell table:style-name="ce1"/>
          <table:table-cell table:style-name="ce8" table:number-columns-repeated="101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2" office:value-type="float" office:value="1000000000" calcext:value-type="float">
            <text:p>1,000,000,000</text:p>
          </table:table-cell>
          <table:table-cell office:value-type="string" calcext:value-type="string">
            <text:p>gigasecond</text:p>
          </table:table-cell>
          <table:table-cell table:formula="of:=[.D3]*10" office:value-type="float" office:value="31.688087814029" calcext:value-type="float">
            <text:p>31.688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2" table:formula="of:=[.B2]/10" office:value-type="float" office:value="100000000" calcext:value-type="float">
            <text:p>100,000,000</text:p>
          </table:table-cell>
          <table:table-cell office:value-type="string" calcext:value-type="string">
            <text:p>100 megaseconds</text:p>
          </table:table-cell>
          <table:table-cell table:formula="of:=[.D4]*10" office:value-type="float" office:value="3.1688087814029" calcext:value-type="float">
            <text:p>3.169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2" table:formula="of:=[.B3]/10" office:value-type="float" office:value="10000000" calcext:value-type="float">
            <text:p>10,000,000</text:p>
          </table:table-cell>
          <table:table-cell office:value-type="string" calcext:value-type="string">
            <text:p>10 megaseconds</text:p>
          </table:table-cell>
          <table:table-cell table:formula="of:=[.B4]/60/60/24/365.25" office:value-type="float" office:value="0.31688087814029" calcext:value-type="float">
            <text:p>0.317</text:p>
          </table:table-cell>
          <table:table-cell office:value-type="string" calcext:value-type="string">
            <text:p>years</text:p>
          </table:table-cell>
          <table:table-cell table:formula="of:=[.D4]*12" office:value-type="float" office:value="3.80257053768347" calcext:value-type="float">
            <text:p>3.803</text:p>
          </table:table-cell>
          <table:table-cell office:value-type="string" calcext:value-type="string">
            <text:p>month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2" table:formula="of:=[.B4]/10" office:value-type="float" office:value="1000000" calcext:value-type="float">
            <text:p>1,000,000</text:p>
          </table:table-cell>
          <table:table-cell office:value-type="string" calcext:value-type="string">
            <text:p>megasecond</text:p>
          </table:table-cell>
          <table:table-cell table:formula="of:=[.B5]/60/60/24/7" office:value-type="float" office:value="1.65343915343915" calcext:value-type="float">
            <text:p>1.653</text:p>
          </table:table-cell>
          <table:table-cell office:value-type="string" calcext:value-type="string">
            <text:p>weeks</text:p>
          </table:table-cell>
          <table:table-cell table:formula="of:=[.D5]*7" office:value-type="float" office:value="11.5740740740741" calcext:value-type="float">
            <text:p>11.574</text:p>
          </table:table-cell>
          <table:table-cell office:value-type="string" calcext:value-type="string">
            <text:p>day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2" table:formula="of:=[.B5]/10" office:value-type="float" office:value="100000" calcext:value-type="float">
            <text:p>100,000</text:p>
          </table:table-cell>
          <table:table-cell office:value-type="string" calcext:value-type="string">
            <text:p>100 kiloseconds</text:p>
          </table:table-cell>
          <table:table-cell table:formula="of:=[.B7]/60/60/24" office:value-type="float" office:value="1.15740740740741" calcext:value-type="float">
            <text:p>1.157</text:p>
          </table:table-cell>
          <table:table-cell office:value-type="string" calcext:value-type="string">
            <text:p>days</text:p>
          </table:table-cell>
          <table:table-cell table:formula="of:=[.D7]*24" office:value-type="float" office:value="27.7777777777778" calcext:value-type="float">
            <text:p>27.778</text:p>
          </table:table-cell>
          <table:table-cell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" table:formula="of:=[.B7]/10" office:value-type="float" office:value="10000" calcext:value-type="float">
            <text:p>10,000</text:p>
          </table:table-cell>
          <table:table-cell office:value-type="string" calcext:value-type="string">
            <text:p>10 kiloseconds</text:p>
          </table:table-cell>
          <table:table-cell table:formula="of:=[.B8]/60/60" office:value-type="float" office:value="2.77777777777778" calcext:value-type="float">
            <text:p>2.778</text:p>
          </table:table-cell>
          <table:table-cell office:value-type="string" calcext:value-type="string">
            <text:p>hour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2" table:formula="of:=[.B8]/10" office:value-type="float" office:value="1000" calcext:value-type="float">
            <text:p>1,000</text:p>
          </table:table-cell>
          <table:table-cell office:value-type="string" calcext:value-type="string">
            <text:p>kilosecond</text:p>
          </table:table-cell>
          <table:table-cell table:formula="of:=[.B9]/60" office:value-type="float" office:value="16.6666666666667" calcext:value-type="float">
            <text:p>16.667</text:p>
          </table:table-cell>
          <table:table-cell office:value-type="string" calcext:value-type="string">
            <text:p>minutes</text:p>
          </table:table-cell>
          <table:table-cell table:formula="of:=[.D9]/60" office:value-type="float" office:value="0.277777777777778" calcext:value-type="float">
            <text:p>0.278</text:p>
          </table:table-cell>
          <table:table-cell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2" table:formula="of:=[.B9]/10" office:value-type="float" office:value="100" calcext:value-type="float">
            <text:p>100</text:p>
          </table:table-cell>
          <table:table-cell office:value-type="string" calcext:value-type="string">
            <text:p>hektosecond</text:p>
          </table:table-cell>
          <table:table-cell table:formula="of:=[.B10]/60" office:value-type="float" office:value="1.66666666666667" calcext:value-type="float">
            <text:p>1.667</text:p>
          </table:table-cell>
          <table:table-cell office:value-type="string" calcext:value-type="string">
            <text:p>minute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2" table:formula="of:=[.B10]/10" office:value-type="float" office:value="10" calcext:value-type="float">
            <text:p>10</text:p>
          </table:table-cell>
          <table:table-cell office:value-type="string" calcext:value-type="string">
            <text:p>dekasecon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second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2" table:formula="of:=[.B11]/10"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second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7:49:21.201509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3:31:21.235747817</meta:creation-date>
    <dc:date>2017-10-14T17:52:24.124187357</dc:date>
    <meta:editing-duration>PT18M21S</meta:editing-duration>
    <meta:editing-cycles>3</meta:editing-cycles>
    <meta:generator>LibreOffice/5.3.1.2$Linux_X86_64 LibreOffice_project/30m0$Build-2</meta:generator>
    <meta:document-statistic meta:table-count="1" meta:cell-count="64" meta:object-count="0"/>
  </office:meta>
</office:document-meta>
</file>